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décidément une manie. Comme si un microclimat s'était installé sur la capitale française, le temps n'avait pas changé d'une once depuis son arrivée dans l'hexagone, soit plusieurs semaines auparavant. Telle une toile morne tendue au dessus des toits de Paris, le ciel grisâtre et pluvieux s'était incrusté dans le décor, emplissant d'une ambiance maussade une ville pourtant rendue déjà bien triste par sa pollution et sa population peu amène. Même Eren, dont l'enthousiasme n'avait pourtant aucune limite de coutume, semblait commencer à adopter cet air las qu'ont la plupart des Parisiens. Lâchant un nouveau soupir en observant la terne voûte céleste, le blondin se promit de quitter cette ville aussitôt avoir trouvé une nouvelle destination plus excitante à son goût. </text:p>
      <text:p text:style-name="Standard"/>
      <text:p text:style-name="Standard">Comme beaucoup de jeunes gens à la recherche de charme, il avait été appâté dans la capitale française lorsqu'il avait eut vent de sa réputation de « ville des amoureux ». Et comme la plupart de ces jeunes dupes, il allait la quitter le cœur empli de désillusions. Il n'y avait rien à Paris qui puisse rassasier sa curiosité, et chaque jour qu'Eren passait ici ne faisait qu'accroître sa frustration. Sa soif d'aventure et de découverte s'était petit à petit amenuisée à mesure que cet endroit lui dévoilait sa véritable apparence, fort éloignée de son élogieuse description que le blondin avait entendue de la part de ses compatriotes d'outre-Manche. Ceux-ci n'avaient vraisemblablement jamais visité cette ville et ne parlaient que selon ce qu'ils en avaient entendu, soit un mythe vieux comme le monde et plus que jamais erroné.</text:p>
      <text:p text:style-name="Standard"/>
      <text:p text:style-name="Standard">Perdu dans ses élucubrations, l'ancien assassin cherchait désespérément un moyen de sauver son périple tricolore. Sa résolution de laisser cet endroit bien en tête et le goût amer de la déception au palais, il déambulait dans les rues en quête de l'une de ces fameuses places touristiques qui pourrait le réconcilier avec Paris. Cependant, sa dernière aventure dans la capitale n'allait pas se présenter à lui sous la forme où il l'attendait. Elle s'amorça avec le doux son d'un crissement de pneu provenant du carrefour sur lequel il se trouvait. Alors que le reste des badauds ne prêtait même pas attention à un événement aussi banal qu'un accrochage, Eren quant à lui arrêta sa marche à destination de nulle part pour jeter un œil curieux à la scène. Ce qu'il vit le surprit au plus haut point. Un jeune homme s'était interposé entre une voiture et ce qui semblait être un chaton à cette distance. Habitué à l'attitude égocentrique des Parisiens, le blondin ne put se résigner à détourner le regard, s'approchant même involontairement pour se mêler à la foule qui avait commencé à se former. Le conducteur du véhicule en question en sortit et une confrontation s'engagea. </text:p>
      <text:p text:style-name="Standard"/>
      <text:p text:style-name="Standard">Le jeune justicier, un blondin aux yeux terrifiants et à la carrure imposante, toisait le gros monsieur qui venait de quitter sa voiture pour lui hurler après d'un regard qui fit frissonner Eren. Ce dernier comprit que quelque chose clochait avec ce regard. Les iris dorés du jeune homme n'étaient pas ceux d'un individu lambda. L'espace d'un instant, le garçon à la chevelure d'or se sentit revenir quelques années en arrière, à l'époque de sa formation au Centre. Pendant une fraction de seconde, il vit au fond des pupilles de l'inconnu le regard d'un assassin faisant face à sa proie. Puis cette sensation disparut aussi vite qu'elle n'avait fait surface, alors que celui qui était le centre de l'attention poussait le gros monsieur dans une flaque d'eau d'un geste dédaigneux lorsque celui-ci tenta de frapper l'animal sous sa protection. C'était la première fois qu'Eren était témoin d'un acte de bravoure de la sorte depuis qu'il était arrivé à Paris. Habituellement, les habitants de la ville ne se mêlait que de leurs chaussures, et s'ignoraient royalement les uns les autres. Lorsque le spectacle prit fin et que la circulation se remit en marche, le garçon au regard olive entendit les passants murmurer à côté de lui. Son âme naïve d'enfant lui intima d'aller à la rencontre de cet individu, et ce même si tout le monde semblait soigneusement l'éviter au vu de la scène qui venait de se produire, ce qu'il fit, s'avançant jusqu'à lui d'un pas neutre.</text:p>
      <text:p text:style-name="Standard"/>
      <text:p text:style-name="Standard">-Bonjour. Je m'appelle Eren Morgan et je veux que vous sachiez que même si ces gens disent que vous êtes un « jeune impertinent qui ferait mieux de se mêler de ses affaires », dit-il en désignant du pouce un groupe de personnes dans son dos, je pense que vous avez bien agi et que ce grossier personnage méritait une correction.</text:p>
      <text:p text:style-name="Standard"><text:soft-page-break/></text:p>
      <text:p text:style-name="Standard">De sa démarche au ton protocolaire de sa voix, en passant par son regard émeraude, Eren faisait comme à son habitude preuve d'une absence d'expressivité à toute épreuve. Ses yeux, vides de tout semblant d'émotion, s'étaient plantés dans ceux dorés d'Aleksander pour le fixer sans ciller. Contrairement à ce qu'on pouvait penser, le fait de dénoncer les gens qui comméraient non loin n'était pas issu d'une sorte de sadisme ou de vengeance malsaine. Non, le blondin s'était exprimé dans une neutralité parfaite. De même, malgré l'ersatz de félicitations qu'il venait d'exprimer à Aleksander, il n'y avait par une once de sympathie ou d'enthousiasme dans sa voix. Tel était le délicieux plaisir de rencontrer Eren l'automate, à l'inhumanité à faire froid dans le dos.</text:p>
      <text:p text:style-name="P2">Pendant un moment, rien de se produisit. Les deux hommes se regardèrent dans le blanc des yeux sans que ni l'un, ni l'autre ne se décide à parler. Visiblement, l'intervention d'Eren avait fortement perturbé l'homme aux [strike]œufs[/strike] yeux d'or qui semblait à présent complètement stupéfait. Cette réaction ne surprit pas plus que ça notre blondin qui, bien qu'il en ignorait la raison, avait observé le même comportement dans une grande majorité des rencontres qu'il avait faites depuis sa sortie du Centre. Les gens paraissaient presque à chaque fois interloqués lorsque le garçon leur adressait la parole pour la première fois. Il n'avait pourtant pas l'impression d'avoir une allure particulièrement singulière... Eren nota pour lui même dans un coin de son cerveau qu'il devrait en demander la raison un jour. Mais pour l'heure le jeune homme faisait toujours face à son interlocuteur, attendant comme à son habitude une réponse de son air amorphe. </text:p>
      <text:p text:style-name="Standard"/>
      <text:p text:style-name="Standard">Celle-ci ne tarda pas à venir, alors qu'Aleksander se fendait d'un large sourire tout en caressant la chanceuse petite créature dont il venait de sauver la vie. Le repenti avait manifestement apprécié son intervention, trop heureux de trouver un peu de soutien dans ce monde d'ordures égoïstes. Sentiment qu'il confirma en lui indiquant qu'il n'avait que faire des critiques acerbes des crétins derrière lui et que sa récente victime n'était pas passée loin d'un tabassage en règle. Il avait quitté son attitude agressive et bestiale au profit d'un ton bien plus amical qui, croyez-le ou non, n'eut strictement aucun effet sur Eren. Celui-ci continua à le fixer avec insistance, sans qu'aucune réaction ne soit ne serait-ce que légèrement perceptible sur son visage. En réalité, l'ancien assassin avait déjà l'esprit à des kilomètres de là. Il avait cette étrange capacité à dire une phrase à un illustre inconnu sans pour autant engager de conversation. Par ce procédé, il énonçait simplement un fait, son avis sur un événement ou un comportement, et n'en attendait d'ailleurs pas vraiment de réponse. Ce n'était plus un secret, mais ses compétences sociales étaient plus que limitées. Ceux qu'il agressait de la sorte avait le choix entre l'ignorer royalement en le prenant pour un fou ou lui répondre et tenter tant bien que mal lancer la discussion.</text:p>
      <text:p text:style-name="Standard"/>
      <text:p text:style-name="Standard">Comme s'il réalisait seulement qu'Aleksander venait de lui poser une question, Eren cligna plusieurs fois des yeux en secouant la tête, comme s'il reprenait ses esprit. Le blondin leva son regard vers le ciel grisonnant et arqua un sourcil en signe de méditation. Finalement, il se rappela d'un endroit où il appréciait manger et lâcha un sourire sans joie à son compagnon de fortune.</text:p>
      <text:p text:style-name="Standard"/>
      <text:p text:style-name="Standard">-Il y aurait bien une petite brasserie, non loin d'ici. J'y mange régulièrement. Venez, je vous y emmène. Je dois avouer que je suis également affamé.</text:p>
      <text:p text:style-name="Standard"/>
      <text:p text:style-name="Standard">Dieu, que sa manière de parler était pompeuse. En fait, c'était même pire que cela ; sa voix était monocorde et son rythme avait des accents étrangement militaires, ou en tout cas extrêmement solennel. Cela dit, tout ce que le garçon venait de dire était vrai. A l'instant où il s'était mis à se demander s'il connaissait un endroit sympa où manger, Eren avait senti son ventre gargouiller, lui rappelant douloureusement que son petit déjeuner frugal ne lui tiendrait pas au corps toute la journée. Tout en essayant de ne pas trop y prêter attention, l'adolescent se mit en route en silence. Après quelques minutes de marche, ils arrivèrent devant ce qu'Eren venait de qualifier de « petite brasserie » : un somptueux restaurant d'un standing certain. On pouvait sans mal lire une inscription sur le toit, à la vision de tous : « Fouquet's », ce qui était sans doute son nom. Sans demander son avis à Aleksander, Eren pénétra dans le bâtiment et, après un regard entendu en direction de l'un des barmen, se dirigea d'un pas décidé vers une table dans un coin. Il invita celui-ci à s'asseoir d'un geste de la main puis s'installa à son tour. Un serveur leur apporta la carte et un nouveau silence s'installa entre les deux hommes. Pour une fois, ce fut Eren qui le rompit le premier, toujours accompagné de son accent à couper au couteau.</text:p>
      <text:p text:style-name="Standard"/>
      <text:p text:style-name="Standard">-Dites-moi... Vous n'êtes pas d'ici, je me trompe ? Et vos yeux, c'est leur couleur naturelle ? C'est étrange non ? C'était très courageux de votre part de vous opposer à cet homme, tout à l'heure. Vous êtes une sorte de justicier ? Vous aimez vraiment les chats ? ...</text:p>
      <text:p text:style-name="Standard"><text:soft-page-break/></text:p>
      <text:p text:style-name="Standard">Les questions se succédaient à une vitesse déconcertante, si bien qu'Aleksander devait avoir du mal à suivre. C'était plus fort que lui ; à chaque fois qu'il rencontrait quelqu'un, Eren sentait cette curiosité infantile lui dévorer les entrailles et il ne pouvait s'empêcher de poser toutes les questions qui lui passaient par la tête. Une fois encore, le blondin démontrait l'étendue de son étrange personnalité, tantôt androïdesque, tantôt presque puérile.</text:p>
      <text:p text:style-name="P2">Absorbé par la carte que venait de leur apporter l'un des serveurs, le jeune homme aux yeux dorés mit un certain temps avant de répondre à l'avalanche de questions qu'Eren venait de déverser sur lui tel un ouragan. Il reposa finalement ladite carte avant de regarder l'ancien assassin avec insistance tout en caressant la petite créature entre ses bras, un sourire, que le blondin perçut comme un peu trop carnassier, faisant irruption sur son visage. Pendant quelques instants, ce dernier tenta vainement de deviner ce que son interlocuteur pensait. Il avait l'air relativement intéressé par cette rencontre, mais les maigres aptitudes de mentalisme dont Eren avait hérité ne lui permirent pas de pousser son analyse beaucoup plus loin. Ainsi, il lui était impossible de déterminer avec précision si cette risette était familière, amicale, ironique ou encore prédatrice. Toujours était-il qu'Aleksander avait au moins eu la bonne inspiration de lui prêter une oreille attentive et de ne pas l'ignorer comme d'autres l'avaient fait avant lui. Il prit la peine de répondre à toutes ses interrogations sans montrer de signe de lassitude ou d'étonnement, et encore moins l'habituel mépris qui siait tant à certaines des grossières rencontres que notre blondin avait fait par le passé. Aleksander relança ensuite même la discussion. Et quelle relance...</text:p>
      <text:p text:style-name="Standard"/>
      <text:p text:style-name="Standard">Eren fut tout bonnement abasourdi par la répartie à laquelle il eut droit. S'il y avait une chose à laquelle il ne s'attendait pas, c'était bien de se retrouver face à un individu du même acabit que lui. En règle générale, les gens avec qui le garçon aux yeux émeraudes conversait avaient d'évidentes difficultés à relancer la discussion. Sa tendance à poser toutes les questions qui lui passaient par la tête, son ignorance crasse des choses les plus élémentaires de la vie et sa naïveté puérile en faisaient un locuteur peu attrayant. Ainsi, il était ardu de trouver de quoi alimenter un quelconque débat lorsque l'on devisait avec lui, et Eren menait souvent la danse bien malgré lui. Cependant, l'homme face à qui il se trouvait présentement avait adopté un comportement diamétralement opposé. En fait, Aleksander se mit à parler comme un... comme un Eren, en fait. Le repenti aligna une série de questions qui surpassa même celle de ce dernier, le prenant totalement de court. Le blondin écouta, sidéré, les interrogations défiler, complètement dépassé par la tournure que prenait la conversation. </text:p>
      <text:p text:style-name="Standard"/>
      <text:p text:style-name="Standard">Un lourd silence s'installa à la suite de cette cascade de questions alors qu'Eren semblait comme pétrifié. Ses paupières battaient à une vitesse bien supérieure à la normale, mais c'était le seul signe de vie observable sur l'ensemble de son corps. C'était la première fois qu'il se retrouvait dans cette situation. D'habitude, c'était lui qui posait les questions. C'était d'ailleurs ce qu'il recherchait naturellement : des réponses. Eren voulait apprendre, apprendre et découvrir, rattraper toutes les connaissances qu'il n'avait pas eues durant son enfance. Il s'appliquait à trouver des personnes pouvant lui servir de source de savoir, considérant -plus ou moins à raison- qu'il partait de zéro. Se retrouver comme ça, de but en blanc, en position d'interrogé le mettait dans une position extrêmement inconfortable. Ce n'était pas à [i]lui[/i] d'apporter des réponses. Il n'en avait pas, d'ailleurs.</text:p>
      <text:p text:style-name="Standard"/>
      <text:p text:style-name="Standard">Tentant tant bien que mal de se rassembler, le blondin parvint finalement à remettre de l'ordre dans ses pensées. D'abord, les réponses qu'il avait eues : Aleksander venait (lui aussi) d'Angleterre, avait les yeux naturellement (évidemment) dorés et adorait les chats. Au final, c'était peu... Ah, et il ne se considérait pas comme un justicier, mais comme un homme agissant instinctivement. Un peu à l'opposé d'Eren en fait, qui lui réfléchissait toujours à ce qu'il allait faire, luttant précisément contre ses instincts afin que son comportement s'inscrive le plus possible dans la norme. Ceci dit, cette information avait le mérite de confirmer la sensation que le blondin avait eue à propos d'Aleksander depuis le début de leur entretien : il y avait un côté sauvage, presque animal, dans sa manière d'être. Bien. L'enregistrement de ces renseignements effectué, Eren devait maintenant répondre à son tour. « Y a pu qu'à », comme dirait l'autre. Lorsque, après près d'une minute sans pouvoir prononcer le moindre mot, il parvint à se délier la langue, son attitude avait radicalement changé. Bien que son visage n'exprimait toujours aucune émotion, la cadence de son discours avait énormément accéléré, et on pouvait sentir qu'il était très mal à l'aise dans cet exercice. Le garçon à la crinière d'or bégayait à moitié, et associé au rythme effréné de ses paroles, cela rendait son discours presque <text:soft-page-break/>incompréhensible.</text:p>
      <text:p text:style-name="Standard"/>
      <text:p text:style-name="Standard">-Oh euh eh bien euh non je suis de Londres. Je veux bien essayer de vous tutoyer mais je n'ai pas l'habitude. Et euh dans la vie je suis voyageur. Je sais que ce n'est pas un vrai métier mais c'est tout ce que je peux dire parce que c'est tout ce que je fais. Je sais pas, oui, j'imagine, sans doute, je veux bien devenir votre ami. Probablement. Les relations sociales ? Non, pas vraiment. Enfin je veux dire, j'essaye, mais ce n'est pas vraiment ma tasse de thé. En fait je ne suis pas très doué pour ça on dirait. Je n'y comprends pas grand chose non plus ahah. Ici ce n'est pas vraiment une auberge en fait. Enfin je n'ai jamais vu personne y dormir en tout cas. On y mange bien mais les gens ne sont pas très gentils. Ils ne veulent jamais que je m'installe à leur table. C'est vrai que c'est plus sympa de manger à deux. Au moins on peut discuter, même comme je viens de le dire je ne suis pas très fort pour ça ahah. Après ? Euh... pourquoi pas mais je ne sais pas trop ce qu'on pourrait faire. J'étais justement en train de chercher une activité lorsque je vous ai croisé. Je compte bientôt quitter Paris. Je trouve cette ville ennuyante. Vous trouvez pas qu'elle est ennuyante, vous ? Moi je trouve qu'elle est ennuyante. Victor Hugo ? Je ne sais pas désolé. Je crois qu'il a écrit des livres, peut-être qu'en regardant dans un de ses livres on trouvera où il habite. Enfin il faudra que vous le fassiez parce que moi je ne sais pas lire. Enfin je suis en train d'apprendre, mais c'est assez difficile je trouve, surtout que beaucoup des livres ici sont en Français et que le Français est difficile. Vous ne trouvez pas que le Français est difficile, vous ? Moi, si. Je n'ai jamais essayé de chasser, ni de faire de la magie. Méjaimeraibienessayéunjour.</text:p>
      <text:p text:style-name="Standard"/>
      <text:p text:style-name="Standard">A court de souffle, Eren avait prononcé cette dernière phrase d'une traite, la rendant totalement inaudible en l'absence d'une concentration extrême. L'ensemble de son discours était de toute façon pratiquement incompréhensible. Il avait parlé à une telle vitesse et avait tellement mâché ses mots qu'Aleksander pourrait s'estimer heureux s'il avait réussi à en extraire la moitié des informations. Pour l'heure, Eren reprenait non sans mal sa respiration, réfléchissant à ce qu'il avait pu oublier. Heureusement pour lui, il fut sauvé de ce moment de gêne intense par le serveur qui revint à leur table pour s'enquérir de leur commande.</text:p>
      <text:p text:style-name="Standard"/>
      <text:p text:style-name="Standard">-Vous avez choisi ?</text:p>
      <text:p text:style-name="P2">Reprenant petit à petit sa respiration, Eren essayait de ne pas s'éparpiller, les questions d'Aleksander ayant piqué au vif sa curiosité. Le blondin reporta son attention sur le serveur, qui attendait patiemment la réponse des deux compères. Un nouveau silence s'instaura pendant quelques secondes alors qu'ils réfléchissaient à ce qu'ils allaient prendre. Le repenti le rompit en premier, visiblement incapable de décider précisément du plat qu'il voulait manger. Sa demande fit inconsciemment sourire Eren, qui avait plus ou moins fait la même chose la première fois qu'il était venu manger ici : ne sachant pas lire, le blondin avait suggéré que le chef décide lui-même de ce qu'il mangerait. Ce souvenir devait être présent également chez le serveur, qui ne tiqua même pas à la requête d'Aleks. La réclamation pour un bol de lait sembla cependant lui faire plus d'effet, mais il n'en montra rien, son professionnalisme l'empêchant de faire une quelconque remarque. « Le client est roi », dit-on. Il nota donc simplement en silence la commande sur son carnet avec un hochement de tête avant de se tourner vers l'adolescent aux yeux émeraude.</text:p>
      <text:p text:style-name="Standard"/>
      <text:p text:style-name="Standard">-Pour moi ce sera un magret de canard.</text:p>
      <text:p text:style-name="Standard"/>
      <text:p text:style-name="Standard">La demande, d'une simplicité enfantine, s'arrêta là et le serveur repartit, les menus inusités sous le bras, transmettre l'ensemble en cuisine. Légèrement intimidé, Eren attendit qu'Aleksander daigne réagir à sa précédente tirade, son regard fuyant observant l'ensemble de la salle, à l'instar de ce dernier qui paraissait perdu dans ses pensées. Le blondin fut soudainement frappé par l'absence de bruit qui régnait dans cet endroit, exacerbée par son propre mutisme, suffisamment rare pour être souligné. Seul le tintement irrégulier des couverts provenant des autres tables venait perturber cet inconfortable silence. C'était plutôt étonnant, en y réfléchissant bien : les deux garçons semblaient éprouver un intérêt réciproque et posséder une personnalité plutôt loquace, alors pourquoi se taisaient-ils ? En ce qui concernait Eren, la réponse était simple : l'ancien assassin venait de s'ouvrir à son interlocuteur, chose qu'il n'avait clairement pas l'habitude de faire, et attendait simplement une réaction de sa part. Celle-ci ne tarda pas plus à venir, mais fut particulièrement surprenante. Aleksander se lançait sur le périlleux thème de la religion, matière qu'il était bien risqué d'aborder de manière générale, étant donné la sensibilité de la population à ce sujet.</text:p>
      <text:p text:style-name="Standard"/>
      <text:p text:style-name="Standard">La tirade avait vocation à interpeller le garçon, qui resta interdit une bonne minute, cherchant ce qu'il pouvait bien répondre. Cette ouverture l'avait à nouveau pris de court. D'une part parce que, comme lors de sa rencontre avec Tobias, c'était un sujet qu'il ne connaissait pratiquement pas, ce qui ajouté à son manque évident de sens critique général, en faisait un bien pauvre locuteur. D'autre part, cette déclaration était d'une franchise abrupte, déconcertante. Les deux jeunes hommes se connaissaient depuis un peu moins d'une heure à présent, période plutôt courte pour s'attaquer à ce genre de sujets frappants. Était-ce là une preuve précoce de confiance ? Les airs de conspirateur qui avaient envahi le visage d'Aleksander donnèrent plutôt l'impression qu'il s'agissait d'une sorte de message de ralliement. Ce n'était que la surface d'un savoir que le repenti semblait prêt à partager avec lui. Bien évidemment, Eren fut bien incapable d'en tirer des conclusions vraiment pertinentes. C'était un sujet délicat pour le blondin, athée par son éducation, ignorant par son histoire. Les « faits sanglants » auxquels Aleksander fit allusion ne lui évoquaient rien, les instructeurs du Centre n'ayant jamais daigné leur apprendre des choses aussi inutiles que l'Histoire, alors ne parlons même pas de la religion. </text:p>
      <text:p text:style-name="Standard"/>
      <text:p text:style-name="Standard">-Je n'ai pas assez d'expérience pour juger l'Humanité. Pour être tout à fait honnête, je ne la côtoie vraiment que depuis assez peu de temps. Quant aux Dieux... Leur existence même est à l'exact opposé de ce que l'on m'a enseigné. Voilà un autre sujet sur lequel je serais bien mal avisé de donner mon avis. </text:p>
      <text:p text:style-name="Standard"/>
      <text:p text:style-name="Standard">« Je ne crois que ce qu'on me raconte ». Tel pourrait être le leitmotiv de la vie d'Eren. Si sa curiosité était sans limite, son scepticisme était peut-être la seule chose à sa hauteur. Et pourtant, le garçon à la crinière dorée n'avait aucun mal à croire ce qu'on lui disait, aussi paradoxal que cela puisse <text:soft-page-break/>paraître. Il ne se fiait de base qu'à ses maigres connaissances, mais sa soif de découverte flouait sa capacité de remise en question. Il souhaitait tant découvrir des choses folles qu'il était prêt à accepter des concepts intrinsèquement contraires à toutes ses croyances, issues ne l'oublions pas d'un entraînement drastique pour en faire une machine à tuer. Fort de la conscience aiguë de son ignorance, Eren faisait preuve d'une maturité surprenante en avouant son incapacité à répondre dès qu'on lui demandait son avis, maturité qui volait en éclat dès qu'on commençait à lui raconter des histoires, qu'il gobait avidement sans se poser de questions. Ne croyant à rien, prêt à tout croire, tel était le non sens qui guidait ses pas.</text:p>
      <text:p text:style-name="Standard"/>
      <text:p text:style-name="Standard">-You had my curiosity, but now you have my attention.</text:p>
      <text:p text:style-name="P2">L'air béat que prit Eren à l'écoute du nouveau discours en plusieurs parties d'Aleksander symbolisa parfaitement son état. L'avidité intellectuelle qu'on pouvait discerner au fond de son regard émeraude était sans limite. Il buvait littéralement chaque parole que le lycanthrope lui servait, ayant totalement délaissé le canard encore fumant que lui avait entre temps apporté le serveur. Celui-ci refroidissait donc tristement, gâchant par la même une chair d'une qualité inestimable, ce qui était bien le cadet des soucis de notre blondin. Un frisson d'excitation lui parcourait l'échine à mesure qu'il prenait conscience de ce dont Aleks était en train de parler. Au début bien sûr, il eut – comme d'habitude – du mal à percuter. L'adolescent était ainsi, porté par sa naïveté, il comprenait vite mais il fallait lui expliquer longtemps (©). Aussi, à la fin de la première série de questions de son interlocuteur, il se mit à réfléchir intensément pendant quelques secondes, cherchant du haut de sa maigre expérience des individus correspondant à cette description. Un certain nombre correspondait à la description fournie, qui il fallait l'admettre était relativement vague. </text:p>
      <text:p text:style-name="Standard"/>
      <text:p text:style-name="Standard">-Vous voulez dire, comme les jongleurs ou les magiciens ? Ce genre de talents ? Je trouve que tous les gens de ce pays ont une manière curieuse de s'exprimer... </text:p>
      <text:p text:style-name="Standard"/>
      <text:p text:style-name="Standard">Eren comprit bien vite qu'il n'y était pas du tout alors même qu'Aleksander reprenait son monologue. Si on avait pu donner un visage à l'expression « ne pas en revenir », celui qu'arborait le blondin à la suite de ces révélations aurait tout à fait pu convenir. La bouche grande ouverte, il ouvrait des grands yeux ronds qui donnaient l'impression d'avoir tout bonnement cessé de ciller. D'aucuns auraient probablement éclaté de rire avant de laisser Aleks en plan, ne voulant plus jamais croiser la route d'un fou furieux pareil. Pas Eren. Il semblait avoir perdu tout contact avec la réalité, plongé dans un profond mutisme que l'agitation ambiante ne paraissait pas être en mesure ne serait-ce que d'entamer. Et pour cause... Une confidence de cet acabit avait de quoi couper le souffle. Les Humains se... Réincarnaient ? Pour aller dans une école fondée par un « Dieu originel » qui leur donnait des pouvoirs en lien avec leur histoire... Un frisson parcourut l’échine du blondin alors qu’il prenait conscience des conséquences qu’aurait une telle information pour peu qu’elle soit avérée. Cela réduirait tout simplement à néant les quelques fondements que le garçon possédait, parachevant ainsi l’œuvre entamée par Tobias quelques temps auparavant. Sa réalité s’effondrait pour laisser place à un ensemble de possibilités aussi infinies qu’effrayantes.</text:p>
      <text:p text:style-name="Standard"><text:line-break/>-Du… Quatorzième siècle ?</text:p>
      <text:p text:style-name="Standard"/>
      <text:p text:style-name="Standard">Aucun athée digne de ce nom n’aurait pris au sérieux les déclarations du Lycanthrope. Eren sentit à nouveau cette sensation horriblement frustrante de conflit intérieur s’emparer de lui, comme si son cerveau et son cœur se livrait une bataille sans merci pour savoir si oui ou non il devait les accepter. Si la seule phrase qu’il avait réussi à articuler pouvait paraître étrange, en décalage par rapport à l’énormité de l’ensemble du discours, elle symbolisait plutôt bien le désarroi qui l’emplissait. Au milieu d’une telle déferlante d’histoires à dormir debout, parlant de divinité, d’univers parallèle et de pouvoirs magiques, les dates étaient peut-être le dernier repère tangible de l’ancien assassin.</text:p>
      <text:p text:style-name="Standard"/>
      <text:p text:style-name="Standard">Malgré la quantité astronomique de questions qui se bousculaient dans son esprit, Eren n’allait pas être en mesure d’obtenir plus d’informations sur le sujet pour le moment. Son expression changea du tout au tout alors que son regard olive se tournait furtivement vers l’extérieur du restaurant pendant une fraction de seconde. Du gamin ébahi, il passa bien trop radicalement à l’assassin entraîné et stoïque. De l’autre côté de la baie vitrée, le blondin avait repéré un groupe d’hommes à l’air patibulaire parmi lesquels il reconnut le sale type qu’Aleksander avait humilié un peu plus tôt dans la matinée. Ils étaient arrivés quelques minutes après eux et n’avaient pas quitté des yeux la porte d’entrée du restaurant. Son expérience en filature et son instinct tirèrent la même sonnette d’alarme : ces gars étaient là pour eux –ou au moins pour son compagnon d’infortune – et n’avaient pas que des bonnes intentions à leur égard. Eren désigna le groupe d’un geste négligent du menton à ce dernier en reprenant la parole d’une voix bien plus assurée que précédemment.</text:p>
      <text:p text:style-name="Standard"><text:soft-page-break/><text:line-break/>-Je pense que ces gens vous veulent du mal. Que voulez-vous faire ?</text:p>
      <text:p text:style-name="Standard"/>
      <text:p text:style-name="Standard">Le chamboulement dans l’attitude du blondin était stupéfiant. Disparu le gamin crédule, toute expression de surprise avait quitté son visage pour laisser place à un masque d’une neutralité et d’une impassibilité à faire froid dans le dos. C’était là une autre des particularités du garçon, sur lequel un sombre passé avait laissé des séquelles probablement irréversibles. Peut-on réellement cesser d’être un assassin ?</text:p>
      <text:p text:style-name="P2">La rencontre entre les deux hommes était sur le point de déraper. C'était une évidence telle qu'Eren eut du mal à comprendre pourquoi les autres clients du restaurant ne l'avaient toujours pas perçu. La révélation de la présence des types aux intentions ostentatoirement belliqueuse n'en était visiblement pas une. Aleksander avait lui aussi repéré la bande vindicative, peut-être même avant le blondin, ce qui le fit tiquer, n'ayant pas l'habitude de se faire surpasser dans un domaine tel que celui-ci. La fureur qu'il sentit naître chez le Lycan était terrifiante. Ce dernier se leva en lui annonçant qu'il allait lui faire une démonstration de sa véritable nature, et Eren fut parcouru d'un frisson lorsqu'il lui passa à côté. Quel était ce sentiment ? Il eut une sensation de déjà vu qui lui glaça le sang, et si son expression faciale n'en montrait rien, tous ses sens étaient passés en alerte. Pendant quelques secondes, l'adolescent ne se retourna pas, comme tétanisé. L'aura qui émanait de son compagnon d'infortune avait quelque chose d'anormal, un aspect inhumain que le garçon n'avait jamais vu. Finalement, il fit volte-face pour observer la scène après avoir repris un semblant de contrôle sur ses émotions. Ce qu'il vit le fit réagir instantanément.</text:p>
      <text:p text:style-name="Standard"/>
      <text:p text:style-name="Standard">Si à l'origine il avait prévu de ne pas se mêler de l'affrontement à venir, la tournure des événements le fit changer d'avis. L'un des hommes venus pour faire sa fête à Aleksander avait disparu, et il était évident qu'une embuscade se préparait. Ils ne comptaient pas se battre à la loyale, et si Eren ne faisait rien sa nouvelle connaissance allait droit à l'abattoir. Il se leva aussitôt et posa une main sur la crosse d'un des deux calibres qu'il avait toujours en sa possession. Le blondin s'interrompit cependant dans son geste alors qu'il prenait conscience de ce qu'était vraiment la situation. La scène allait effectivement être un massacre, mais pas dans le sens où il l'avait dans un premier temps. </text:p>
      <text:p text:style-name="Standard"/>
      <text:p text:style-name="Standard">Le silence qui s'installa lorsque la batte de base-ball vint se fracasser sur le crâne d'Aleks laissa place à une tempête d'une férocité proprement hallucinante. Eren se souvint alors d'où lui venait cette impression de déjà vu ; c'était le regard meurtrier qu'il avait cru voir dans les yeux dorés d'Aleksander lorsqu'il l'avait vu flanquer une correction au gros monsieur dans sa voiture. Il la retrouvait à présent, à mesure qu'il commençait également à comprendre ce que celui-ci voulait dire lorsqu'il lui expliquait qu'il n'était pas vraiment humain. La férocité avec laquelle il molestait ses bourreaux devenus victimes n'avait absolument rien à voir avec celle d'un Homme. Alors qu'Eren avait appris à se battre de manière efficace et discrète, le style d'Aleksander était quant à lui empreint d'une violence sauvage, presque animale. Il se défoulait, et le spectacle auquel le blondin assistait n'était en réalité qu'un exutoire titanesque de sa colère. La raison était totalement absente de cet affrontement, à l'instar de tout autre sentiment que la rage d'un côté et la peur de l'autre. Ce qui frappa cependant l'ancien assassin fut l'absence paradoxale de chaos dans ce combat indescriptible. Pour un observateur à l’œil avisé tel que lui, ce qui ressemblait de prime abord à une mêlée brouillonne était en réalité une neutralisation contrôlée. Aleksander maîtrisait parfaitement ce qu'il faisait, et aucun de ses coups ne fut porté au hasard. C'en était presque illogique, tant la bestialité innée avec laquelle il se battait jurait avec cette intelligence de combat.</text:p>
      <text:p text:style-name="Standard"/>
      <text:p text:style-name="Standard">Cette danse macabre prit fin aussi soudainement qu'elle était apparue alors que les six agresseurs s'écroulaient chacun leur tour, toute velléité d'affrontement ayant quitté leurs esprits émoussés. Eren avait planté son regard émeraude dans celui d'Aleksander, comme fasciné. Un sentiment malsain d'excitation s'était emparé de lui, et le nombre pourtant déjà pharamineux de questions qui trottaient dans sa tête avait augmenté exponentiellement. Ce type n'était pas humain. Il en était impossible autrement. Mais alors... Qu'était-il [i]vraiment[/i] ? Sa véritable nature était un mystère pour le blondin, et celui-ci [i]détestait[/i] les mystères. Il avait besoin de réponses. Aussi il s'agita en voyant le Lycan lui tourner le dos pour s'en aller. Comme s'il reprenait contact avec la réalité, Eren secoua la tête avant de se lancer à sa poursuite, un bras tendu devant lui.</text:p>
      <text:p text:style-name="Standard"/>
      <text:p text:style-name="Standard">-Eh ! Attendez !</text:p>
      <text:p text:style-name="Standard"/>
      <text:p text:style-name="Standard">Il se mit à courir pour tenter de le rattraper. En vain. Alors qu'il tournait à l'angle de l'artère où il <text:soft-page-break/>était sûr de l'avoir vu s'engouffrer, le blondin ne vit aucune trace de son compagnon, qui s'était tout bonnement volatilisé. Ses épaules s'affaissèrent alors qu'il poussait un soupir de déception tout en rebroussant chemin, son esprit occupé par la masse de nouvelles énigmes qui s'imposaient à lui, ravivant la frustration de se sentir perdu dans un océan de questions. Aurait-il réellement des réponses un j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5T15:20:10.70</meta:creation-date>
    <dc:date>2015-03-01T19:00:26.47</dc:date>
    <meta:editing-duration>PT13H9M24S</meta:editing-duration>
    <meta:editing-cycles>1114</meta:editing-cycles>
    <meta:generator>OpenOffice/4.1.1$Win32 OpenOffice.org_project/411m6$Build-9775</meta:generator>
    <meta:document-statistic meta:table-count="0" meta:image-count="0" meta:object-count="0" meta:page-count="12" meta:paragraph-count="41" meta:word-count="5330" meta:character-count="32596"/>
  </office:meta>
</office:document-meta>
</file>